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ro7" style:family="table-row">
      <style:table-row-properties style:row-height="16.56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ccff66"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.1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6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Duración esperada (horas)</text:p>
          </table:table-cell>
          <table:table-cell table:number-columns-repeated="4"/>
          <table:table-cell table:style-name="ce6" office:value-type="string" calcext:value-type="string">
            <text:p>NO GRUPALES</text:p>
          </table:table-cell>
          <table:table-cell table:style-name="ce6" office:value-type="string" calcext:value-type="string">
            <text:p>Estimado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Adelanto (estimado-real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uración real (horas)</text:p>
          </table:table-cell>
          <table:table-cell table:number-columns-repeated="4"/>
          <table:table-cell table:style-name="ce6" office:value-type="string" calcext:value-type="string">
            <text:p>Iván</text:p>
          </table:table-cell>
          <table:table-cell table:style-name="ce6" table:formula="of:=SUM([.D32];[.D29])" office:value-type="float" office:value="5.5" calcext:value-type="float">
            <text:p>5,5</text:p>
          </table:table-cell>
          <table:table-cell table:style-name="ce6" table:formula="of:=SUM([.D30];[.D33])" office:value-type="float" office:value="0" calcext:value-type="float">
            <text:p>0</text:p>
          </table:table-cell>
          <table:table-cell table:style-name="ce6" table:formula="of:=[.G3]-[.H3]" office:value-type="float" office:value="5.5" calcext:value-type="float">
            <text:p>5,5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0.2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6" office:value-type="string" calcext:value-type="string">
            <text:p>Pablo</text:p>
          </table:table-cell>
          <table:table-cell table:style-name="ce6" table:formula="of:=SUM([.D11];[.D14];[.D17];[.D20];[.D23])" office:value-type="float" office:value="5.5" calcext:value-type="float">
            <text:p>5,5</text:p>
          </table:table-cell>
          <table:table-cell table:style-name="ce6" table:formula="of:=SUM([.D12];[.D15];[.D18];[.D21];[.D24])" office:value-type="float" office:value="0" calcext:value-type="float">
            <text:p>0</text:p>
          </table:table-cell>
          <table:table-cell table:style-name="ce6" table:formula="of:=[.G4]-[.H4]" office:value-type="float" office:value="5.5" calcext:value-type="float">
            <text:p>5,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Aritz</text:p>
          </table:table-cell>
          <table:table-cell table:style-name="ce6" table:formula="of:=SUM([.E35];[.D26])" office:value-type="float" office:value="3" calcext:value-type="float">
            <text:p>3</text:p>
          </table:table-cell>
          <table:table-cell table:style-name="ce6" table:formula="of:=SUM([.D27];[.E36])" office:value-type="float" office:value="0" calcext:value-type="float">
            <text:p>0</text:p>
          </table:table-cell>
          <table:table-cell table:style-name="ce6" table:formula="of:=[.G5]-[.H5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6" table:formula="of:= SUM([.G3:.G5])" office:value-type="float" office:value="14" calcext:value-type="float">
            <text:p>14</text:p>
          </table:table-cell>
          <table:table-cell table:style-name="ce6" table:formula="of:=SUM([.H3:.H5])" office:value-type="float" office:value="0" calcext:value-type="float">
            <text:p>0</text:p>
          </table:table-cell>
          <table:table-cell table:style-name="ce6" table:formula="of:=[.G6]-[.H6]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4">
          <table:table-cell table:number-columns-repeated="3"/>
          <table:table-cell table:style-name="ce8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6">
          <table:table-cell table:number-columns-repeated="3"/>
          <table:table-cell table:style-name="ce8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6">
          <table:table-cell table:number-columns-repeated="3"/>
          <table:table-cell table:style-name="ce8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6">
          <table:table-cell table:number-columns-repeated="3"/>
          <table:table-cell table:style-name="ce8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4">
          <table:table-cell table:number-columns-repeated="3"/>
          <table:table-cell table:style-name="ce8" office:value-type="string" calcext:value-type="string">
            <text:p>2.7 Generar documento fabricación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2.5" calcext:value-type="float">
            <text:p>2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8 Almacenar info pedido BBDD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4"/>
          <table:table-cell table:style-name="ce8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8">
          <table:table-cell table:number-columns-repeated="5"/>
          <table:table-cell table:style-name="ce8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1"/>
          <table:table-cell table:number-columns-repeated="1018"/>
        </table:table-row>
        <table:table-row table:style-name="ro2">
          <table:table-cell table:number-columns-repeated="6"/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SPRINT 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6" office:value-type="string" calcext:value-type="string">
            <text:p>Total esperado</text:p>
          </table:table-cell>
          <table:table-cell table:style-name="ce6" table:formula="of:=SUM([.C5];[.C8];[.D11];[.D14];[.D17];[.D20];[.D23];[.D26];[.D29];[.D32];[.E35];[.F38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string" calcext:value-type="string">
            <text:p>Total real</text:p>
          </table:table-cell>
          <table:table-cell table:style-name="ce6" table:formula="of:=SUM([.C6];[.C9];[.D12];[.D15];[.D18];[.D21];[.D24];[.D27];[.D30];[.D33];[.E36];[.F39])"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8:22:07.0686171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22T18:22:36.231366555</dc:date>
    <meta:editing-duration>PT1H8M22S</meta:editing-duration>
    <meta:editing-cycles>12</meta:editing-cycles>
    <meta:document-statistic meta:table-count="2" meta:cell-count="140" meta:object-count="0"/>
  </office:meta>
</office:document-meta>
</file>